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2000001EDCEB70EE18A4CF7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956cm" svg:height="11.382cm" svg:x="0.472cm" svg:y="0.566cm">
          <draw:image xlink:href="Pictures/1000000000000102000001EDCEB70EE18A4CF710.png" xlink:type="simple" xlink:show="embed" xlink:actuate="onLoad" loext:mime-type="image/png">
            <text:p/>
          </draw:image>
        </draw:frame>
        <draw:line draw:style-name="gr2" draw:text-style-name="P2" draw:layer="layout" svg:x1="8.587cm" svg:y1="1.836cm" svg:x2="5.412cm" svg:y2="1.58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8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6T10:42:02.595245991</dc:date>
    <meta:editing-duration>PT1H37M25S</meta:editing-duration>
    <meta:editing-cycles>1</meta:editing-cycles>
    <meta:document-statistic meta:object-count="2"/>
    <meta:generator>LibreOffice/6.4.4.2$Linux_X86_64 LibreOffice_project/40$Build-2</meta:generator>
  </office:meta>
</office:document-meta>
</file>